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ufferTests.capacityLessThanZero(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aBufferTests.toStringSection(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aBufferTests.expand(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aBufferTests.readPositionGreaterThanWritePosition(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aBufferTests.getByte(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aBufferTests.writeUtf8StringOutGrowsCapacity(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aBufferTests.dataBufferContainsByteBufferChanges(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aBufferTests.slice( DataBufferFactory buffer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ataBufferTests.writeAndRead(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ataBufferTests.writeIsoString(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aBufferTests.indexOf(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ataBufferTests.retainedSlice( DataBufferFactory buffer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ataBufferTests.spr16351( DataBufferFactory buffer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ataBufferTests.toByteBufferIndexLength(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aBufferTests.emptyAsByteBuffer(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aBufferTests.split(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DataBufferTests.createByteBuffer( int 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ufferTests.readPositionSmallerThanZero(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aBufferTests.inputStreamReleaseOnClose(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aBufferTests.toByteBuffer(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ataBufferTests.inputStream(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DataBufferTests.lastIndexOf(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ataBufferTests.toStringNullCharset(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ataBufferTests.writeNullString(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ataBufferTests.writePositionGreaterThanCapacity(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aBufferTests.writeByteBuffer(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ataBufferTests.decreaseCapacityLowReadPosition(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aBufferTests.byteBufferContainsDataBufferChanges(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aBufferTests.toStringUtf8(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aBufferTests.increaseCapacity(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aBufferTests.byteCountsAndPositions(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DataBufferTests.decreaseCapacityHighReadPosition(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ataBufferTests.writeMultipleUtf8String(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ataBufferTests.writePositionSmallerThanReadPosition(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aBufferTests.asByteBuffer(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ataBufferTests.writeDataBuffer(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ataBufferTests.outputStream(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ataBufferTests.writeNullCharset(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ataBufferTests.writeEmptyString(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aBufferTests.asByteBufferIndexLength(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ataBufferTests.join(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aBufferTests.writeUtf8String(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